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/></text:p>
      <text:p text:style-name="Standard">Beneath the bracken and breathless I know that they will be passing any moment now. <text:s/>Or have they already passed, perhaps they there now. <text:s/>Praying that the gentle breeze and rustle of the undergrowth is loud enough to mask my slow stocato inhalation and exhalation. <text:s/>It isn't I know it isn't. <text:s/>And before I have a chance to get comfortable I hear the voices. <text:s/>“This way she must have gone this way”. “She may have gone into the woods” “Maybe but if I were in a hurry I'd stick to the path” “If she's left the path she's as good as dead” “We'll follow the path to the gate – if we've not found her then we'll send a message back to the manor to release the dogs” “What if we're too late” “We won't be – there's nowhere for her to get to” A bead of sweat forms on my head and tickles down my right cheek. <text:s/>My right foot is cramping up and I'm keeping my breath shallow – but for how much longer. <text:s/>The voices have moved past and although there is a slight sense of relief I still daren't move. <text:s/></text:p>
      <text:p text:style-name="Standard"/>
      <text:p text:style-name="Standard">But fortunately they are energised by the chase and not concentrating on the catch. <text:s/>The certainty of their word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ite spacious</text:p>
      <text:p text:style-name="Standard">door there that goes down to association room</text:p>
      <text:p text:style-name="Standard">normally a portrait of chetham</text:p>
      <text:p text:style-name="Standard">chained him up</text:p>
      <text:p text:style-name="Standard"><text:soft-page-break/>the sheriff of manchester</text:p>
      <text:p text:style-name="Standard">it could have been of someone else</text:p>
      <text:p text:style-name="Standard">he liked his gloves</text:p>
      <text:p text:style-name="Standard">holding gloves is sign of wealth</text:p>
      <text:p text:style-name="Standard">chain library</text:p>
      <text:p text:style-name="Standard">bibles chained </text:p>
      <text:p text:style-name="Standard">such that the nonesense scoundrels will not read them</text:p>
      <text:p text:style-name="Standard">gorton chest</text:p>
      <text:p text:style-name="Standard">found in a church in gorton</text:p>
      <text:p text:style-name="Standard">1655 chethams</text:p>
      <text:p text:style-name="Standard">parish church – the chetham family would</text:p>
      <text:p text:style-name="Standard">have had a local parish church</text:p>
      <text:p text:style-name="Standard">they purchased clayton hall</text:p>
      <text:p text:style-name="Standard">municipal park in clayton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 Curati</meta:initial-creator>
    <meta:creation-date>2008-09-27T13:23:26</meta:creation-date>
    <dc:date>2013-10-29T15:50:58</dc:date>
    <meta:editing-cycles>3</meta:editing-cycles>
    <meta:editing-duration>PT13M55S</meta:editing-duration>
    <meta:document-statistic meta:table-count="0" meta:image-count="0" meta:object-count="0" meta:page-count="2" meta:paragraph-count="22" meta:word-count="296" meta:character-count="1575" meta:non-whitespace-character-count="1286"/>
    <meta:user-defined meta:name="Info 1"/>
    <meta:user-defined meta:name="Info 2"/>
    <meta:user-defined meta:name="Info 3"/>
    <meta:user-defined meta:name="Info 4"/>
  </office:meta>
</office:document-meta>
</file>